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6.08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397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1.071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1.097cm"/>
    </style:style>
    <style:style style:name="co15" style:family="table-column">
      <style:table-column-properties fo:break-before="auto" style:column-width="1.804cm"/>
    </style:style>
    <style:style style:name="co16" style:family="table-column">
      <style:table-column-properties fo:break-before="auto" style:column-width="1.778cm"/>
    </style:style>
    <style:style style:name="co17" style:family="table-column">
      <style:table-column-properties fo:break-before="auto" style:column-width="1.452cm"/>
    </style:style>
    <style:style style:name="co18" style:family="table-column">
      <style:table-column-properties fo:break-before="auto" style:column-width="2.514cm"/>
    </style:style>
    <style:style style:name="co19" style:family="table-column">
      <style:table-column-properties fo:break-before="auto" style:column-width="2.187cm"/>
    </style:style>
    <style:style style:name="co20" style:family="table-column">
      <style:table-column-properties fo:break-before="auto" style:column-width="3.521cm"/>
    </style:style>
    <style:style style:name="co21" style:family="table-column">
      <style:table-column-properties fo:break-before="auto" style:column-width="2.669cm"/>
    </style:style>
    <style:style style:name="co22" style:family="table-column">
      <style:table-column-properties fo:break-before="auto" style:column-width="2.614cm"/>
    </style:style>
    <style:style style:name="co23" style:family="table-column">
      <style:table-column-properties fo:break-before="auto" style:column-width="1.969cm"/>
    </style:style>
    <style:style style:name="co24" style:family="table-column">
      <style:table-column-properties fo:break-before="auto" style:column-width="1.506cm"/>
    </style:style>
    <style:style style:name="co25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66ff"/>
    </style:style>
    <style:style style:name="ce6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10" style:family="table-cell" style:parent-style-name="Default" style:data-style-name="N50">
      <style:table-cell-properties fo:background-color="#80808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cc"/>
    </style:style>
    <style:style style:name="ce12" style:family="table-cell" style:parent-style-name="Default">
      <style:table-cell-properties fo:background-color="#cc66ff"/>
    </style:style>
    <style:style style:name="ce13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14" style:family="table-cell" style:parent-style-name="Default" style:data-style-name="N50">
      <style:table-cell-properties fo:background-color="#cc66ff"/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2" table:default-cell-style-name="Default"/>
        <table:table-column table:style-name="co2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3-04-06 11:11:1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3-04-06 11:11:1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3-04-06 11:11:1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5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9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4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5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table:style-name="ce8" office:value-type="string" calcext:value-type="string">
            <text:p>playCounter</text:p>
          </table:table-cell>
          <table:table-cell table:style-name="ce8" office:value-type="string" calcext:value-type="string">
            <text:p>rating</text:p>
          </table:table-cell>
          <table:table-cell table:style-name="ce8" office:value-type="string" calcext:value-type="string">
            <text:p>addedDate</text:p>
          </table:table-cell>
          <table:table-cell table:style-name="ce8"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6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7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8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9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3-05-05 19:27:24</text:p>
          </table:table-cell>
          <table:table-cell table:style-name="ce8" office:value-type="string" calcext:value-type="string">
            <text:p>2015-05-04 12:24:3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3-05-05 19:27:25</text:p>
          </table:table-cell>
          <table:table-cell table:style-name="ce8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3-05-05 19:27:26</text:p>
          </table:table-cell>
          <table:table-cell table:style-name="ce8" office:value-type="string" calcext:value-type="string">
            <text:p>2015-05-04 12:24:32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3-05-05 19:27:27</text:p>
          </table:table-cell>
          <table:table-cell table:style-name="ce8" office:value-type="string" calcext:value-type="string">
            <text:p>2015-05-04 12:24:33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4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5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6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6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table:style-name="ce11" office:value-type="string" calcext:value-type="string">
            <text:p>playCounter</text:p>
          </table:table-cell>
          <table:table-cell table:style-name="ce11" office:value-type="string" calcext:value-type="string">
            <text:p>rating</text:p>
          </table:table-cell>
          <table:table-cell table:style-name="ce11" office:value-type="string" calcext:value-type="string">
            <text:p>addedDate</text:p>
          </table:table-cell>
          <table:table-cell table:style-name="ce11"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2011-05-05 19:27:24</text:p>
          </table:table-cell>
          <table:table-cell table:style-name="ce12" office:value-type="string" calcext:value-type="string">
            <text:p>2015-05-27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2011-05-06 19:27:24</text:p>
          </table:table-cell>
          <table:table-cell table:style-name="ce12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2011-05-05 19:27:24</text:p>
          </table:table-cell>
          <table:table-cell table:style-name="ce12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  <table:table-row table:style-name="ro3">
          <table:table-cell table:number-columns-repeated="22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2011-05-05 19:27:24</text:p>
          </table:table-cell>
          <table:table-cell table:style-name="ce12" office:value-type="string" calcext:value-type="string">
            <text:p>2015-06-24 09:26:46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  <table:table-row table:style-name="ro3">
          <table:table-cell table:number-columns-repeated="22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/00/0000</text:date>, <text:time style:data-style-name="N2" text:time-value="0000-00-00T00:00:01.954905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5-05-10T23:45:11.443016738</dc:date>
    <dc:creator>Raphael </dc:creator>
    <meta:editing-duration>PT18H18M2S</meta:editing-duration>
    <meta:editing-cycles>61</meta:editing-cycles>
    <meta:document-statistic meta:table-count="32" meta:cell-count="11056" meta:object-count="0"/>
  </office:meta>
</office:document-meta>
</file>